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340" officeooo:paragraph-rsid="001cd340"/>
    </style:style>
    <style:style style:name="P2" style:family="paragraph" style:parent-style-name="Standard">
      <style:text-properties officeooo:rsid="001cd340" officeooo:paragraph-rsid="00225cac"/>
    </style:style>
    <style:style style:name="P3" style:family="paragraph" style:parent-style-name="Standard">
      <style:text-properties officeooo:rsid="001d4ac3" officeooo:paragraph-rsid="001d4ac3"/>
    </style:style>
    <style:style style:name="P4" style:family="paragraph" style:parent-style-name="Standard">
      <style:text-properties officeooo:rsid="001e2883" officeooo:paragraph-rsid="001e2883"/>
    </style:style>
    <style:style style:name="P5" style:family="paragraph" style:parent-style-name="Standard">
      <style:text-properties officeooo:rsid="001f53c8" officeooo:paragraph-rsid="001f53c8"/>
    </style:style>
    <style:style style:name="P6" style:family="paragraph" style:parent-style-name="Standard">
      <style:text-properties officeooo:rsid="001f9b98" officeooo:paragraph-rsid="001f9b98"/>
    </style:style>
    <style:style style:name="P7" style:family="paragraph" style:parent-style-name="Standard">
      <style:text-properties officeooo:paragraph-rsid="001f9b98"/>
    </style:style>
    <style:style style:name="P8" style:family="paragraph" style:parent-style-name="Standard">
      <style:paragraph-properties fo:text-align="center" style:justify-single-word="false"/>
      <style:text-properties officeooo:rsid="0022343f" officeooo:paragraph-rsid="00225cac"/>
    </style:style>
    <style:style style:name="P9" style:family="paragraph" style:parent-style-name="Standard">
      <style:paragraph-properties fo:text-align="center" style:justify-single-word="false"/>
      <style:text-properties officeooo:rsid="0022343f" officeooo:paragraph-rsid="0022343f"/>
    </style:style>
    <style:style style:name="P10" style:family="paragraph" style:parent-style-name="Standard">
      <style:text-properties officeooo:rsid="00225cac" officeooo:paragraph-rsid="00225cac"/>
    </style:style>
    <style:style style:name="P11" style:family="paragraph" style:parent-style-name="Standard">
      <style:text-properties fo:font-size="14pt" fo:font-weight="bold" officeooo:rsid="001f53c8" officeooo:paragraph-rsid="001f53c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cd340" officeooo:paragraph-rsid="001cd340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e2883" officeooo:paragraph-rsid="001e2883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25cac" officeooo:paragraph-rsid="00225cac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4700c" officeooo:paragraph-rsid="0024700c"/>
    </style:style>
    <style:style style:name="P16" style:family="paragraph" style:parent-style-name="Table_20_Contents">
      <style:paragraph-properties fo:text-align="center" style:justify-single-word="false"/>
      <style:text-properties officeooo:rsid="00225cac" officeooo:paragraph-rsid="00225cac"/>
    </style:style>
    <style:style style:name="P17" style:family="paragraph" style:parent-style-name="Standard">
      <style:text-properties fo:font-size="14pt" fo:font-weight="bold" officeooo:rsid="0022343f" officeooo:paragraph-rsid="001f9b98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f9b98" officeooo:paragraph-rsid="001f9b98"/>
    </style:style>
    <style:style style:name="T1" style:family="text">
      <style:text-properties officeooo:rsid="001d4ac3"/>
    </style:style>
    <style:style style:name="T2" style:family="text">
      <style:text-properties officeooo:rsid="0020b194"/>
    </style:style>
    <style:style style:name="T3" style:family="text">
      <style:text-properties officeooo:rsid="0022343f"/>
    </style:style>
    <style:style style:name="T4" style:family="text">
      <style:text-properties officeooo:rsid="00225c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formación Personal</text:p>
      <text:p text:style-name="P2"/>
      <text:p text:style-name="P10"/>
      <text:p text:style-name="P2"/>
      <text:p text:style-name="P13">Experiencia Laboral</text:p>
      <text:p text:style-name="P4"/>
      <text:p text:style-name="P15">Mentiras.</text:p>
      <text:p text:style-name="P1"/>
      <text:p text:style-name="P12">Estudios.</text:p>
      <text:p text:style-name="P1"/>
      <text:p text:style-name="P1">20<text:span text:style-name="T1">10</text:span> → 201<text:span text:style-name="T1">2</text:span> - Cocina y Servicios en Restauración. <text:span text:style-name="T4">Sin titulación</text:span>.</text:p>
      <text:p text:style-name="P3">2012 → 2014 - Bachillerato de Ciencias de la Tecnología.</text:p>
      <text:p text:style-name="P3">2017 → 2022 - Desarrollo de Aplicaciones Multiplataforma.</text:p>
      <text:p text:style-name="P3"/>
      <text:p text:style-name="P11">Idiomas.</text:p>
      <text:p text:style-name="P10"/>
      <text:p text:style-name="P10">- Inglés</text:p>
      <table:table table:name="Tabla1" table:style-name="Tabla1">
        <table:table-column table:style-name="Tabla1.A"/>
        <table:table-column table:style-name="Tabla1.B"/>
        <table:table-row table:style-name="TableLine94601241761584">
          <table:table-cell table:style-name="Tabla1.A1" office:value-type="string">
            <text:p text:style-name="P8">Comprensión oral y escrita</text:p>
          </table:table-cell>
          <table:table-cell table:style-name="Tabla1.B1" office:value-type="string">
            <text:p text:style-name="P9">Pr<text:span text:style-name="T4">á</text:span>ctica oral y escrita</text:p>
          </table:table-cell>
        </table:table-row>
        <table:table-row table:style-name="TableLine94601241816992">
          <table:table-cell table:style-name="Tabla1.A2" office:value-type="string">
            <text:p text:style-name="P16">B2</text:p>
          </table:table-cell>
          <table:table-cell table:style-name="Tabla1.B2" office:value-type="string">
            <text:p text:style-name="P16">B1</text:p>
          </table:table-cell>
        </table:table-row>
      </table:table>
      <text:p text:style-name="P5"/>
      <text:p text:style-name="P17">Competencias de Software</text:p>
      <text:p text:style-name="P7"/>
      <text:p text:style-name="P6"><text:span text:style-name="T3">Java, Python, </text:span>Html, <text:span text:style-name="T2">Xml,</text:span> CSS, JavaScript, Git, SQL, <text:span text:style-name="T3">Android, Bash, PowerShell, Uml.</text:span></text:p>
      <text:p text:style-name="P6"/>
      <text:p text:style-name="P6">Desarrollo de aplicaciones agil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22:14:53.363260714</meta:creation-date>
    <dc:date>2023-12-21T14:24:05.980871560</dc:date>
    <meta:editing-duration>PT13M33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67" meta:character-count="445" meta:non-whitespace-character-count="394"/>
  </office:meta>
</office:document-meta>
</file>